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38mm"/>
    </style:style>
    <style:style style:name="co2" style:family="table-column">
      <style:table-column-properties fo:break-before="auto" style:column-width="83.5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3.27mm"/>
    </style:style>
    <style:style style:name="co5" style:family="table-column">
      <style:table-column-properties fo:break-before="auto" style:column-width="101.78mm"/>
    </style:style>
    <style:style style:name="co6" style:family="table-column">
      <style:table-column-properties fo:break-before="auto" style:column-width="70.45mm"/>
    </style:style>
    <style:style style:name="co7" style:family="table-column">
      <style:table-column-properties fo:break-before="auto" style:column-width="106.36mm"/>
    </style:style>
    <style:style style:name="co8" style:family="table-column">
      <style:table-column-properties fo:break-before="auto" style:column-width="120.84mm"/>
    </style:style>
    <style:style style:name="co9" style:family="table-column">
      <style:table-column-properties fo:break-before="auto" style:column-width="56.32mm"/>
    </style:style>
    <style:style style:name="co10" style:family="table-column">
      <style:table-column-properties fo:break-before="auto" style:column-width="107.23mm"/>
    </style:style>
    <style:style style:name="co11" style:family="table-column">
      <style:table-column-properties fo:break-before="auto" style:column-width="39.48mm"/>
    </style:style>
    <style:style style:name="co12" style:family="table-column">
      <style:table-column-properties fo:break-before="auto" style:column-width="87.47mm"/>
    </style:style>
    <style:style style:name="co13" style:family="table-column">
      <style:table-column-properties fo:break-before="auto" style:column-width="21.61mm"/>
    </style:style>
    <style:style style:name="co14" style:family="table-column">
      <style:table-column-properties fo:break-before="auto" style:column-width="51.05mm"/>
    </style:style>
    <style:style style:name="co15" style:family="table-column">
      <style:table-column-properties fo:break-before="auto" style:column-width="121.18mm"/>
    </style:style>
    <style:style style:name="co16" style:family="table-column">
      <style:table-column-properties fo:break-before="auto" style:column-width="73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8.28mm" fo:break-before="auto" style:use-optimal-row-height="true"/>
    </style:style>
    <style:style style:name="ro4" style:family="table-row">
      <style:table-row-properties style:row-height="8.59mm" fo:break-before="auto" style:use-optimal-row-height="true"/>
    </style:style>
    <style:style style:name="ro5" style:family="table-row">
      <style:table-row-properties style:row-height="10.25mm" fo:break-before="auto" style:use-optimal-row-height="false"/>
    </style:style>
    <style:style style:name="ro6" style:family="table-row">
      <style:table-row-properties style:row-height="12.22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40.34mm" fo:break-before="auto" style:use-optimal-row-height="true"/>
    </style:style>
    <style:style style:name="ro9" style:family="table-row">
      <style:table-row-properties style:row-height="12.07mm" fo:break-before="auto" style:use-optimal-row-height="true"/>
    </style:style>
    <style:style style:name="ro10" style:family="table-row">
      <style:table-row-properties style:row-height="4.62mm" fo:break-before="auto" style:use-optimal-row-height="true"/>
    </style:style>
    <style:style style:name="ro11" style:family="table-row">
      <style:table-row-properties style:row-height="12.56mm" fo:break-before="auto" style:use-optimal-row-height="true"/>
    </style:style>
    <style:style style:name="ro12" style:family="table-row">
      <style:table-row-properties style:row-height="20.27mm" fo:break-before="auto" style:use-optimal-row-height="true"/>
    </style:style>
    <style:style style:name="ro13" style:family="table-row">
      <style:table-row-properties style:row-height="68.12mm" fo:break-before="auto" style:use-optimal-row-height="true"/>
    </style:style>
    <style:style style:name="ro14" style:family="table-row">
      <style:table-row-properties style:row-height="16.32mm" fo:break-before="auto" style:use-optimal-row-height="true"/>
    </style:style>
    <style:style style:name="ro15" style:family="table-row">
      <style:table-row-properties style:row-height="36.05mm" fo:break-before="auto" style:use-optimal-row-height="true"/>
    </style:style>
    <style:style style:name="ro16" style:family="table-row">
      <style:table-row-properties style:row-height="16.86mm" fo:break-before="auto" style:use-optimal-row-height="false"/>
    </style:style>
    <style:style style:name="ro17" style:family="table-row">
      <style:table-row-properties style:row-height="27.27mm" fo:break-before="auto" style:use-optimal-row-height="true"/>
    </style:style>
    <style:style style:name="ro18" style:family="table-row">
      <style:table-row-properties style:row-height="16.53mm" fo:break-before="auto" style:use-optimal-row-height="true"/>
    </style:style>
    <style:style style:name="ro19" style:family="table-row">
      <style:table-row-properties style:row-height="28.17mm" fo:break-before="auto" style:use-optimal-row-height="true"/>
    </style:style>
    <style:style style:name="ro20" style:family="table-row">
      <style:table-row-properties style:row-height="20.5mm" fo:break-before="auto" style:use-optimal-row-height="true"/>
    </style:style>
    <style:style style:name="ro21" style:family="table-row">
      <style:table-row-properties style:row-height="15.86mm" fo:break-before="auto" style:use-optimal-row-height="true"/>
    </style:style>
    <style:style style:name="ro22" style:family="table-row">
      <style:table-row-properties style:row-height="28.43mm" fo:break-before="auto" style:use-optimal-row-height="true"/>
    </style:style>
    <style:style style:name="ro23" style:family="table-row">
      <style:table-row-properties style:row-height="14.71mm" fo:break-before="auto" style:use-optimal-row-height="false"/>
    </style:style>
    <style:style style:name="ro24" style:family="table-row">
      <style:table-row-properties style:row-height="9.42mm" fo:break-before="auto" style:use-optimal-row-height="false"/>
    </style:style>
    <style:style style:name="ro25" style:family="table-row">
      <style:table-row-properties style:row-height="9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00" fo:wrap-option="wrap"/>
    </style:style>
    <style:style style:name="ce10" style:family="table-cell" style:parent-style-name="Default">
      <style:table-cell-properties style:text-align-source="value-type" style:repeat-content="false" fo:wrap-option="wrap"/>
      <style:paragraph-properties fo:margin-left="0mm"/>
    </style:style>
    <style:style style:name="ce11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" style:family="table-cell" style:parent-style-name="Default">
      <style:table-cell-properties fo:background-color="transparent" fo:wrap-option="wrap"/>
    </style:style>
    <style:style style:name="ce6" style:family="table-cell" style:parent-style-name="Default">
      <style:table-cell-properties fo:background-color="transparent"/>
    </style:style>
    <style:style style:name="T1" style:family="text">
      <style:text-properties fo:color="#0000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080808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94558d"/>
    </style:style>
    <style:style style:name="T4" style:family="text">
      <style:text-properties fo:color="#0033b3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000000"/>
    </style:style>
    <style:style style:name="T6" style:family="text">
      <style:text-properties fo:color="#080808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CGenerator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Name def/Class</text:p>
          </table:table-cell>
          <table:table-cell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IndentText(text, nb_spaces):</text:p>
          </table:table-cell>
          <table:table-cell/>
          <table:table-cell office:value-type="string" calcext:value-type="string">
            <text:p>Helper function for reindenting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Instances(a, b)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inList(separator, mylist):</text:p>
          </table:table-cell>
          <table:table-cell/>
          <table:table-cell office:value-type="string" calcext:value-type="string">
            <text:p>Helper for emulate join on element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PLCGenException(Exception):</text:p>
          </table:table-cell>
          <table:table-cell/>
          <table:table-cell office:value-type="string" calcext:value-type="string">
            <text:p>Specific exception for PLC generating errors. Пусто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 ProgramGenerator:</text:p>
          </table:table-cell>
          <table:table-cell/>
          <table:table-cell office:value-type="string" calcext:value-type="string">
            <text:p>Generator of PLC progra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_init__(self, controler, project, errors, warnings):</text:p>
          </table:table-cell>
          <table:table-cell office:value-type="string" calcext:value-type="string">
            <text:p>Create a new PCL program generato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puteValue(self, value, var_type):</text:p>
          </table:table-cell>
          <table:table-cell office:value-type="string" calcext:value-type="string">
            <text:p>Compute value according to type give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GenerateDataType(self, datatype_name):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neratePouProgram(self, pou_name):</text:p>
          </table:table-cell>
          <table:table-cell office:value-type="string" calcext:value-type="string">
            <text:p>Generate a POU from its na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neratePouProgramInText(self, text):</text:p>
          </table:table-cell>
          <table:table-cell office:value-type="string" calcext:value-type="string">
            <text:p>Generate a POU defined and used in tex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GenerateConfiguration(self, configuration):</text:p>
          </table:table-cell>
          <table:table-cell office:value-type="string" calcext:value-type="string">
            <text:p>Generate a configuration from its model</text:p>
            <text:p>Generate any global variable in configuration</text:p>
            <text:p>Generate any variable of this block</text:p>
            <text:p>Generate variable address if exists</text:p>
            <text:p>Generate variable initial value if exists</text:p>
            <text:p>Generate any resource in the configuration</text:p>
            <text:p>Generate a resource from its model</text:p>
            <text:p>Generate any global variable in configuration</text:p>
            <text:p>Generate any task in the resource</text:p>
            <text:p>Generate any program assign to each task</text:p>
            <text:p>Generate any program assign to no task</text:p>
            <text:p>Метод возвращает строку ST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GenerateResource(self, resource, config_name):</text:p>
          </table:table-cell>
          <table:table-cell office:value-type="string" calcext:value-type="string">
            <text:p>Generate a resource from its model</text:p>
            <text:p>Возращает строку ST, ресурсов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nerateProgram()</text:p>
          </table:table-cell>
          <table:table-cell office:value-type="string" calcext:value-type="string">
            <text:p>Generate the entire program for current project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<text:span text:style-name="T1">GetGeneratedProgram</text:span><text:span text:style-name="T2">(</text:span><text:span text:style-name="T3">self</text:span><text:span text:style-name="T2">):</text:span></text:p>
          </table:table-cell>
          <table:table-cell office:value-type="string" calcext:value-type="string">
            <text:p>Return generated program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office:value-type="string" calcext:value-type="string">
            <text:p>ProgramGenerator(controler, project, errors, warnings)</text:p>
          </table:table-cell>
          <table:table-cell table:number-columns-repeated="102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class PouProgramGenerato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GetVariableType(self, name):</text:p>
          </table:table-cell>
          <table:table-cell office:value-type="string" calcext:value-type="string">
            <text:p># Return the type of a variable defined in interface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GetConnectedConnector(self, connector, body):</text:p>
          </table:table-cell>
          <table:table-cell office:value-type="string" calcext:value-type="string">
            <text:p># Return connectors linked by a connection to the given connecto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LinkedConnector(self, link, body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tractRelatedConnections(self, connection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Interface(self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ConnectionTypes(self, pou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mputeBlockInputTypes(self, instance, block_infos, body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Program(self, pou):</text:p>
          </table:table-cell>
          <table:table-cell office:value-type="string" calcext:value-type="string">
            <text:p>Разбор программы IL, 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ctorizePaths(self, paths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nerateBlock(self, block, block_infos, body, link, order=False, to_inout=Fals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neratePaths(self, connections, body, order=False, to_inout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Paths(self, paths, first=Fals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mputeExpression(self, body, connections, order=False, to_inout=False):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ExtractModifier(self, variable, expression, var_info):</text:p>
          </table:table-cell>
          <table:table-cell office:value-type="string" calcext:value-type="string">
            <text:p>модификатор условных опрераторов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Trigger(self, edge, expression, var_info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tractDivergenceInput(self, divergence, pou):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ExtractConvergenceInputs(self, convergence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Step(self, step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Jump(self, jump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StepActions(self, actionBlock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Action(self, action_name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Transition(self, transition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SFCStep(self, step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SFCAction(self, action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SFCTransition(self, transition):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GenerateProgram(self, pou):</text:p>
          </table:table-cell>
          <table:table-cell office:value-type="string" calcext:value-type="string">
            <text:p># Generate the entire program for current project, возвращает список строк программы ST, из свойства класса Programm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<text:span text:style-name="T1">GenerateCurrentProgram</text:span><text:span text:style-name="T2">(controler, project, errors, warnings):</text:span></text:p>
          </table:table-cell>
          <table:table-cell/>
          <table:table-cell office:value-type="string" calcext:value-type="string">
            <text:p>Генерация программного кода на ST, из структуры.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CController" table:style-name="ta1"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Name def/Class</text:p>
          </table:table-cell>
          <table:table-cell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LCController.py</text:p>
          </table:table-cell>
          <table:table-cell/>
          <table:table-cell office:value-type="string" calcext:value-type="string">
            <text:p>Файл содержит в себе описание глобальных переменных:</text:p>
            <text:p><text:span text:style-name="T6">ITEMS_EDITABLE</text:span></text:p>
            <text:p><text:span text:style-name="T6">ITEMS_UNEDITABLE</text:span></text:p>
            <text:p><text:span text:style-name="T6">ITEMS_VARIABLE</text:span></text:p>
            <text:p><text:span text:style-name="T6">VAR_CLASS_INFOS</text:span></text:p>
            <text:p><text:span text:style-name="T6">POU_TYPES</text:span></text:p>
            <text:p><text:span text:style-name="T6">LOCATIONS_ITEMS</text:span></text:p>
            <text:p><text:span text:style-name="T6">ScriptDirectory=paths.AbsDir(__file__)</text:span></text:p>
            <text:p><text:span text:style-name="T6">UNEDITABLE_NAMES</text:span>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class LibraryResolver(etree.Resolver):</text:p>
          </table:table-cell>
          <table:table-cell/>
          <table:table-cell office:value-type="string" calcext:value-type="string">
            <text:p>Helper object for loading library in xslt styleshee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_init__(self, controller, debug=False):</text:p>
          </table:table-cell>
          <table:table-cell office:value-type="string" calcext:value-type="string">
            <text:p>по умолчанию без ключа отладки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solve(self, url, pubid, context)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_VariableInfos(object):</text:p>
          </table:table-cell>
          <table:table-cell/>
          <table:table-cell office:value-type="string" calcext:value-type="string">
            <text:p>Helpers object for generating pou var li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_init__(self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py(self)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VariablesInfosFactory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__init__(self, variable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Type(self, context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Type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Tree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Dimension(self, context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Tree(self, context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VarToTree(self, context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Variable(self, context, *args):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lass_extraction(value):</text:p>
          </table:table-cell>
          <table:table-cell/>
          <table:table-cell office:value-type="string" calcext:value-type="string">
            <text:p>Helpers object for generating pou variable instance list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class _VariablesTreeItemInfos(object):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__init__(self, *args):</text:p>
          </table:table-cell>
          <table:table-cell table:number-columns-repeated="1022"/>
        </table:table-row>
        <table:table-row table:style-name="ro4">
          <table:table-cell/>
          <table:table-cell table:style-name="ce10" office:value-type="string" calcext:value-type="string">
            <text:p>copy(self):</text:p>
          </table:table-cell>
          <table:table-cell office:value-type="string" calcext:value-type="string">
            <text:p>return _VariableTreeItem(*[getattr(self, attr) for attr in self.__slots__]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 InstancesPathFactory:</text:p>
          </table:table-cell>
          <table:table-cell table:style-name="ce10"/>
          <table:table-cell table:number-columns-repeated="1022"/>
        </table:table-row>
        <table:table-row table:style-name="ro1">
          <table:table-cell office:value-type="string" calcext:value-type="string">
            <text:p>class InstanceTagName:</text:p>
          </table:table-cell>
          <table:table-cell table:style-name="ce10"/>
          <table:table-cell office:value-type="string" calcext:value-type="string">
            <text:p>Helpers object for generating instance tag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 _ActionInfos(object):</text:p>
          </table:table-cell>
          <table:table-cell table:style-name="ce10"/>
          <table:table-cell table:number-columns-repeated="1022"/>
        </table:table-row>
        <table:table-row table:style-name="ro1">
          <table:table-cell office:value-type="string" calcext:value-type="string">
            <text:p>class BlockInstanceFactory:</text:p>
          </table:table-cell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__init__(self, block_instances):</text:p>
          </table:table-cell>
          <table:table-cell table:number-columns-repeated="1022"/>
        </table:table-row>
        <table:table-row table:style-name="ro10">
          <table:table-cell/>
          <table:table-cell table:style-name="ce11" office:value-type="string" calcext:value-type="string">
            <text:p>SetSpecificValues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ddBlockInstance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ddInstanceConnection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ddConnectionLink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ddLinkPoint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ddAction(self, context, *args)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office:value-type="string" calcext:value-type="string">
            <text:p>class UndoBuffer:</text:p>
          </table:table-cell>
          <table:table-cell/>
          <table:table-cell office:value-type="string" calcext:value-type="string">
            <text:p>Undo Buffer for PLCOpenEditor. </text:p>
            <text:p>Class implementing a buffer of changes made on the current editing mode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office:value-type="string" calcext:value-type="string">
            <text:p>class PLCControler:</text:p>
          </table:table-cell>
          <table:table-cell/>
          <table:table-cell office:value-type="string" calcext:value-type="string">
            <text:p>Controler for PLCOpenEditor</text:p>
            <text:p>Class which controls the operations made on the plcopen model and answers to view reques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_init__(self):</text:p>
          </table:table-cell>
          <table:table-cell office:value-type="string" calcext:value-type="string">
            <text:p>Create a new PLCControl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AddConfigurationGlobalVar(self, config_name, var_type, var_name,</text:p>
          </table:table-cell>
          <table:table-cell office:value-type="string" calcext:value-type="string">
            <text:p>#Add a global var to configuration to configurati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AddConfNodeTypesList(self, typeslist):</text:p>
          </table:table-cell>
          <table:table-cell office:value-type="string" calcext:value-type="string">
            <text:p>#Function that add a new confnode to the confnode li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AddEditedElementActionBlock(self, tagname, id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Block(self, tagname, id, blocktype, blockname=Non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Coil(self, tagname, id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Comment(self, tagname, id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Connection(self, tagname, id, connection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Contact(self, tagname, id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Divergence(self, tagname, id, divergence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Jump(self, tagname, id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PouExternalVar(self, tagname, var_type, name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PouVar(self, tagname, var_type, name, **args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PowerRail(self, tagname, id, powerrail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Step(self, tagname, id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Transition(self, tagname, id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Variable(self, tagname, id, var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BufferProject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ChangeConfigurationName(self, old_name, new_name):</text:p>
          </table:table-cell>
          <table:table-cell office:value-type="string" calcext:value-type="string">
            <text:p>#Change the name of a configurati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hangeConfigurationResourceName(self, config_name, old_name, new_name):</text:p>
          </table:table-cell>
          <table:table-cell office:value-type="string" calcext:value-type="string">
            <text:p>#Change the name of a configuration resourc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hangeDataTypeName(self, old_name, new_name):</text:p>
          </table:table-cell>
          <table:table-cell office:value-type="string" calcext:value-type="string">
            <text:p>#Change the name of a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hangeEditedElementPouVar(self, tagname, old_type, old_name, new_type, new_name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ChangePouActionName(self, pou_name, old_name, new_name):</text:p>
          </table:table-cell>
          <table:table-cell office:value-type="string" calcext:value-type="string">
            <text:p>#Change the name of a pou ac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hangePouName(self, old_name, new_name):</text:p>
          </table:table-cell>
          <table:table-cell office:value-type="string" calcext:value-type="string">
            <text:p>#Change the name of a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hangePouTransitionName(self, pou_name, old_name, new_name):</text:p>
          </table:table-cell>
          <table:table-cell office:value-type="string" calcext:value-type="string">
            <text:p>#Change the name of a pou transiti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hangePouVariableName(self, pou_name, old_name, new_name):</text:p>
          </table:table-cell>
          <table:table-cell office:value-type="string" calcext:value-type="string">
            <text:p>#Change the name of a pou 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learConfNodeTypes</text:p>
          </table:table-cell>
          <table:table-cell office:value-type="string" calcext:value-type="string">
            <text:p># Function that clear the confnode li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learConfNodeTypes(self):</text:p>
          </table:table-cell>
          <table:table-cell office:value-type="string" calcext:value-type="string">
            <text:p>#Function that clear the confnode li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learEditedElementExecutionOrder(self, tag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ComputeConfigurationName(self, config):</text:p>
          </table:table-cell>
          <table:table-cell office:value-type="string" calcext:value-type="string">
            <text:p>#Compute a pou <text:s/>name,return "C::%s" % config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omputeConfigurationResourceName(self, config, resource):</text:p>
          </table:table-cell>
          <table:table-cell office:value-type="string" calcext:value-type="string">
            <text:p>#Compute a pou <text:s/>name,return "R::%s::%s" % (config, resource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omputeDataTypeName(self, datatype):</text:p>
          </table:table-cell>
          <table:table-cell office:value-type="string" calcext:value-type="string">
            <text:p><text:s/>Project Element tag name computation functions, Compute a data type name, return STRING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omputePouActionName(self, pou, action):</text:p>
          </table:table-cell>
          <table:table-cell office:value-type="string" calcext:value-type="string">
            <text:p>#Compute a pou action name,return "A::%s::%s" % (pou, acti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omputePouName(self, pou):</text:p>
          </table:table-cell>
          <table:table-cell office:value-type="string" calcext:value-type="string">
            <text:p><text:s/>#Compute a pou name, return "P::%s" %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omputePouTransitionName(self, pou, transition):</text:p>
          </table:table-cell>
          <table:table-cell office:value-type="string" calcext:value-type="string">
            <text:p>#Compute a pou transition name, <text:s/>return "T::%s::%s" % (pou, transition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opy(self, model):</text:p>
          </table:table-cell>
          <table:table-cell office:value-type="string" calcext:value-type="string">
            <text:p>Current Buffering Management Functions, Return a copy of the project,return deepcopy(model)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reateNewProject(self, properties):</text:p>
          </table:table-cell>
          <table:table-cell office:value-type="string" calcext:value-type="string">
            <text:p>Create a new project by replacing the current 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reateProjectBuffer(self, saved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DataTypeIsUsed(self, name, debug=False):</text:p>
          </table:table-cell>
          <table:table-cell office:value-type="string" calcext:value-type="string">
            <text:p>#Return if data type given by name is used by another data type or po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DebugAvailable(self):</text:p>
          </table:table-cell>
          <table:table-cell office:value-type="string" calcext:value-type="string">
            <text:p>return self.CurrentCompiledProject is not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EnableProjectBuffer(self, enabl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EndBuffering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ExtractVarLists(self, vars):</text:p>
          </table:table-cell>
          <table:table-cell office:value-type="string" calcext:value-type="string">
            <text:p>#Extract varlists from a list of vars,return varlist_list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nerateNewName(self, tagname, name, format, start_idx=0, exclude={}, debug=False):</text:p>
          </table:table-cell>
          <table:table-cell office:value-type="string" calcext:value-type="string">
            <text:p>return na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nerateProgram(self, filepath=None):</text:p>
          </table:table-cell>
          <table:table-cell office:value-type="string" calcext:value-type="string">
            <text:p><text:s/>return "", errors, warning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ActionBodyType(self, pou_name, pou_action, debug=False):</text:p>
          </table:table-cell>
          <table:table-cell office:value-type="string" calcext:value-type="string">
            <text:p>#Return the body language of the pou given by its name,return action.getbodyType(),return None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GetBaseType(self, typename, debug=False):</text:p>
          </table:table-cell>
          <table:table-cell office:value-type="string" calcext:value-type="string">
            <text:p>#Return Base Type of given possible derived type, return typename, self.GetBaseType(basetype, debug), return None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def GetBaseTypes(self):</text:p>
          </table:table-cell>
          <table:table-cell office:value-type="string" calcext:value-type="string">
            <text:p>return the list of datatypes defined in IEC 61131-3.TypeHierarchy_list has a rough order to it (e.g. SINT, INT, DINT, ...),which makes it easy for a user to find a type in a menu. return [x for x, y in TypeHierarchy_list if not x.startswith("ANY")]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BlockResource(self, debug=False):</text:p>
          </table:table-cell>
          <table:table-cell office:value-type="string" calcext:value-type="string">
            <text:p>#Return Block types checking for recursion,return blocktypes</text:p>
          </table:table-cell>
          <table:table-cell table:number-columns-repeated="1021"/>
        </table:table-row>
        <table:table-row table:style-name="ro13">
          <table:table-cell table:style-name="ce4"/>
          <table:table-cell table:style-name="ce4" office:value-type="string" calcext:value-type="string">
            <text:p>def GetBlockType(self, typename, inputs=None, debug=False):</text:p>
          </table:table-cell>
          <table:table-cell table:style-name="ce4" office:value-type="string" calcext:value-type="string">
            <text:p>#Function that returns the block definition associated to the block type given,return blocktype_infos,return None</text:p>
          </table:table-cell>
          <table:table-cell office:value-type="string" calcext:value-type="string">
            <text:p>comment = blocktype["comment"]</text:p>
            <text:p>block_data = {</text:p>
            <text:p>                        "type":       BLOCK,</text:p>
            <text:p>                        "block_type": blocktype["type"],</text:p>
            <text:p>                        "inputs":     tuple([type</text:p>
            <text:p>                                             for name, type, modifier</text:p>
            <text:p>                                             in blocktype["inputs"]]),</text:p>
            <text:p>                        "extension":  (len(blocktype["inputs"])</text:p>
            <text:p>                                       if blocktype["extensible"] else None),</text:p>
            <text:p>                        "comment":    _(comment) + blocktype.get("usage", "")</text:p>
            <text:p>                    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f GetBlockTypes(self, tagname="", debug=False):</text:p>
          </table:table-cell>
          <table:table-cell office:value-type="string" calcext:value-type="string">
            <text:p>#Return Block types checking for recursion, return blocktypes, return self.TotalTyp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BufferState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ChunkInfos(self, from_location, to_location):</text:p>
          </table:table-cell>
          <table:table-cell office:value-type="string" calcext:value-type="string">
            <text:p>return inf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ConfigurationExtraVariables(self):</text:p>
          </table:table-cell>
          <table:table-cell office:value-type="string" calcext:value-type="string">
            <text:p>return global_var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ConfigurationGlobalVars(self, name, debug=False):</text:p>
          </table:table-cell>
          <table:table-cell office:value-type="string" calcext:value-type="string">
            <text:p>#Return the configuration globalvars, return self.GetVariableDictionary(configuration, debug), []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ConfigurationResourceGlobalVars(self, config_name, name, debug=False):</text:p>
          </table:table-cell>
          <table:table-cell office:value-type="string" calcext:value-type="string">
            <text:p>#Return the resource globalvars,return self.GetVariableDictionary(resource, debug),[]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ConfigurationResourceVariableNames(self, config_name=None, resource_name=None, debug=False):</text:p>
          </table:table-cell>
          <table:table-cell office:value-type="string" calcext:value-type="string">
            <text:p>#Return resource variable names,return variable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ConfigurationVariableNames(self, config_name=None, debug=False):</text:p>
          </table:table-cell>
          <table:table-cell office:value-type="string" calcext:value-type="string">
            <text:p>#Return configuration variable names,return variable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ConfNodeDataTypes(self, exclude=None, only_locatables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ConfNodeGlobalInstances(self):</text:p>
          </table:table-cell>
          <table:table-cell office:value-type="string" calcext:value-type="string">
            <text:p>return []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def GetDataType(self, typename, debug=False):</text:p>
          </table:table-cell>
          <table:table-cell office:value-type="string" calcext:value-type="string">
            <text:p><text:s/>#Return Data Type Object, return project.getdataType(typename), result = confnodetype["types"].getdataType(typename), None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def GetDataTypeBaseType(self, datatype):</text:p>
          </table:table-cell>
          <table:table-cell office:value-type="string" calcext:value-type="string">
            <text:p><text:s/>#Return Data Type Object Base Type, return (basetype.getname(), basetype_type.upper(), basetype_content.getname(), basetype_content_type.upper(), 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DataTypeInfos(self, tagname, debug=False):</text:p>
          </table:table-cell>
          <table:table-cell office:value-type="string" calcext:value-type="string">
            <text:p>#Return the data type informations, return infos, return None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GetDataTypeRange(self, typename, debug=False):</text:p>
          </table:table-cell>
          <table:table-cell office:value-type="string" calcext:value-type="string">
            <text:p>return (basetype_content.range.getlower(), return self.GetDataTypeRange(basetype_content.getname(), debug),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DataTypes(self, tagname="", basetypes=True, confnodetypes=True, only_locatables=False, debug=False):</text:p>
          </table:table-cell>
          <table:table-cell office:value-type="string" calcext:value-type="string">
            <text:p>#Return Data Types checking for recursion,return datatyp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DivergenceType(self, divergence):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def GetEditedElement(self, tagname, debug=False):</text:p>
          </table:table-cell>
          <table:table-cell office:value-type="string" calcext:value-type="string">
            <text:p>Project opened Pous management functions, #Return edited element, return project.getdataType(words[1]), return project.getpou(words[1]), return pou.gettransition(words[2]), return pou.getaction(words[2]), return project.getconfiguration(words[1]), return project.getconfigurationResource(words[1], words[2]), 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EditedElementActions(self, tagname, debug=False):</text:p>
          </table:table-cell>
          <table:table-cell office:value-type="string" calcext:value-type="string">
            <text:p>#Return edited element transitions, return actions, return []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BodyType(self, tagname, debug=False):</text:p>
          </table:table-cell>
          <table:table-cell office:value-type="string" calcext:value-type="string">
            <text:p>#Return language in which edited element is writte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Copy(self, tagname, debug=False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GetEditedElementInstancesCopy(self, tagname, blocks_id=None, wires=None, debug=False):</text:p>
          </table:table-cell>
          <table:table-cell office:value-type="string" calcext:value-type="string">
            <text:p>return text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EditedElementInstancesInfos(self, tagname, debug=False):</text:p>
          </table:table-cell>
          <table:table-cell office:value-type="string" calcext:value-type="string">
            <text:p>return element_instance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EditedElementInterfaceReturnType(self, tagname, tree=False, debug=False):</text:p>
          </table:table-cell>
          <table:table-cell office:value-type="string" calcext:value-type="string">
            <text:p>#Return the edited element return type, return ["BOOL", ([], [])], 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EditedElementInterfaceVars(self, tagname, tree=False, debug=False):</text:p>
          </table:table-cell>
          <table:table-cell office:value-type="string" calcext:value-type="string">
            <text:p>#Return the edited element variables, return self.GetPouInterfaceVars(pou, tree, debug), return []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Name(self, tagname):</text:p>
          </table:table-cell>
          <table:table-cell office:value-type="string" calcext:value-type="string">
            <text:p>#Return edited element na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Text(self, tagname, debug=False):</text:p>
          </table:table-cell>
          <table:table-cell office:value-type="string" calcext:value-type="string">
            <text:p>#Return the edited element text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EditedElementTransitions(self, tagname, debug=False):</text:p>
          </table:table-cell>
          <table:table-cell office:value-type="string" calcext:value-type="string">
            <text:p>#Return the edited element transitions, return transitions,return []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Type(self, tagname, debug=False):</text:p>
          </table:table-cell>
          <table:table-cell office:value-type="string" calcext:value-type="string">
            <text:p>#Return edited element name and typ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Variables(self, tagname, debug=False):</text:p>
          </table:table-cell>
          <table:table-cell office:value-type="string" calcext:value-type="string">
            <text:p>#Return the names of the pou elemen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ResourceInfos(self, tagname, debug=False):</text:p>
          </table:table-cell>
          <table:table-cell office:value-type="string" calcext:value-type="string">
            <text:p>return tasks_data, instances_dat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ResourceVariables(self, tag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ElementType(self, tagname):</text:p>
          </table:table-cell>
          <table:table-cell office:value-type="string" calcext:value-type="string">
            <text:p>return {}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def GetEnumeratedDataValues(self, typename=None, debug=False):</text:p>
          </table:table-cell>
          <table:table-cell office:value-type="string" calcext:value-type="string">
            <text:p>#Return Enumerated Values, return self.GetEnumeratedDataValues(basetype_content.getname(), debug), values.extend(confnodetype["types"].GetEnumeratedDataTypeValues(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Filename(self):</text:p>
          </table:table-cell>
          <table:table-cell office:value-type="string" calcext:value-type="string">
            <text:p>#Return file name and point out if file is up to da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FilePath(self):</text:p>
          </table:table-cell>
          <table:table-cell office:value-type="string" calcext:value-type="string">
            <text:p>#Return file path if project is an open fil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FunctionBlockTypes(self, tagname="", debug=False):</text:p>
          </table:table-cell>
          <table:table-cell office:value-type="string" calcext:value-type="string">
            <text:p>#Return Function Block types checking for recursion, return blocktyp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InstanceInfos(self, instance_path, debug=False):</text:p>
          </table:table-cell>
          <table:table-cell office:value-type="string" calcext:value-type="string">
            <text:p>return var_infos,return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InstanceList(self, root, name, debug=False):</text:p>
          </table:table-cell>
          <table:table-cell table:number-columns-repeated="1022"/>
        </table:table-row>
        <table:table-row table:style-name="ro12">
          <table:table-cell/>
          <table:table-cell office:value-type="string" calcext:value-type="string">
            <text:p>def GetPou(self, typename, debug=False):</text:p>
          </table:table-cell>
          <table:table-cell office:value-type="string" calcext:value-type="string">
            <text:p>#Return Data Type Object, return: project.getpou(typename), standardlibrary.getpou(typename), confnodetype["types"].getpou(typename), return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ouActions(self, pou_name, debug=False):</text:p>
          </table:table-cell>
          <table:table-cell office:value-type="string" calcext:value-type="string">
            <text:p>#Return the actions of a pou,return action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PouBodyType(self, name, debug=False):</text:p>
          </table:table-cell>
          <table:table-cell office:value-type="string" calcext:value-type="string">
            <text:p>#Return the body language of the pou given by its name,return pou.getbodyType(),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PouDescription(self, name, debug=False):</text:p>
          </table:table-cell>
          <table:table-cell office:value-type="string" calcext:value-type="string">
            <text:p>#Return the description of the pou given by its name,return pou.getdescription(),return ""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PouInstanceTagName(self, instance_path, debug=False):</text:p>
          </table:table-cell>
          <table:table-cell office:value-type="string" calcext:value-type="string">
            <text:p>return factory.GetTagName()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GetPouInterfaceReturnType(self, pou, tree=False, debug=False):</text:p>
          </table:table-cell>
          <table:table-cell office:value-type="string" calcext:value-type="string">
            <text:p>#Return the return type of the given pou, return [factory.GetType(), factory.GetTree()], return factory.GetType(),return [None, ([], [])],return Non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GetPouInterfaceVars(self, pou, tree=False, debug=False):</text:p>
          </table:table-cell>
          <table:table-cell office:value-type="string" calcext:value-type="string">
            <text:p>#Return the interface for the given pou, return self.GetVariableDictionary(interface, tree, debug),return []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ouTransitions(self, pou_name, debug=False):</text:p>
          </table:table-cell>
          <table:table-cell office:value-type="string" calcext:value-type="string">
            <text:p>#Return the actions of a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PouType(self, name, debug=False):</text:p>
          </table:table-cell>
          <table:table-cell office:value-type="string" calcext:value-type="string">
            <text:p>#Return the type of the pou given by its name,return pou.getpouType(),return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ouVariables(self, tag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PouXml(self, pou_name):</text:p>
          </table:table-cell>
          <table:table-cell office:value-type="string" calcext:value-type="string">
            <text:p>return pou.tostring(),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rogramFilePath(self):</text:p>
          </table:table-cell>
          <table:table-cell office:value-type="string" calcext:value-type="string">
            <text:p>#Return file path if project is an open fi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rojectInfos(self, debug=False):</text:p>
          </table:table-cell>
          <table:table-cell office:value-type="string" calcext:value-type="string">
            <text:p>#Return project informations, return infos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GetProjectMainConfigurationName(self):</text:p>
          </table:table-cell>
          <table:table-cell office:value-type="string" calcext:value-type="string">
            <text:p>Return the name of the configuration if only one exist <text:s text:c="15"/>return configurations[0].getname(),return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rojectName(self, debug=False):</text:p>
          </table:table-cell>
          <table:table-cell office:value-type="string" calcext:value-type="string">
            <text:p>#Return project na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rojectProperties(self, debug=False):</text:p>
          </table:table-cell>
          <table:table-cell office:value-type="string" calcext:value-type="string">
            <text:p>#Return project properti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SFCPous(self, debug=False):</text:p>
          </table:table-cell>
          <table:table-cell office:value-type="string" calcext:value-type="string">
            <text:p>#Return pous with SFC languag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SubrangeBaseTypes(self, exclude, debug=False):</text:p>
          </table:table-cell>
          <table:table-cell office:value-type="string" calcext:value-type="string">
            <text:p>#Return Subrange types, return subrange_basetype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TransitionBodyType(self, pou_name, pou_transition, debug=False):</text:p>
          </table:table-cell>
          <table:table-cell office:value-type="string" calcext:value-type="string">
            <text:p>#Return the actions of a pou,return transition.getbodyType(),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VariableDictionary(self, object_with_vars, tree=False, debug=False):</text:p>
          </table:table-cell>
          <table:table-cell office:value-type="string" calcext:value-type="string">
            <text:p>return variabl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VariableLocationTree(self):</text:p>
          </table:table-cell>
          <table:table-cell office:value-type="string" calcext:value-type="string">
            <text:p>return []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VarTypeObject(self, var_type):</text:p>
          </table:table-cell>
          <table:table-cell office:value-type="string" calcext:value-type="string">
            <text:p>return var_type_obj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IsEndType(self, typename):</text:p>
          </table:table-cell>
          <table:table-cell office:value-type="string" calcext:value-type="string">
            <text:p><text:s/>BO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IsEnumeratedType(self, typename, debug=False):</text:p>
          </table:table-cell>
          <table:table-cell table:number-columns-repeated="1022"/>
        </table:table-row>
        <table:table-row table:style-name="ro12">
          <table:table-cell/>
          <table:table-cell office:value-type="string" calcext:value-type="string">
            <text:p>def IsLocatableDataType(self, datatype, debug=False):</text:p>
          </table:table-cell>
          <table:table-cell office:value-type="string" calcext:value-type="string">
            <text:p>return self.IsLocatableType(basetype_content.getname()), return self.IsLocatableType(array_base_type.getname(), debug), BO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IsLocatableType(self, typename, debug=False):</text:p>
          </table:table-cell>
          <table:table-cell office:value-type="string" calcext:value-type="string">
            <text:p><text:s/>BOOL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IsNumType(self, typename, debug=False):</text:p>
          </table:table-cell>
          <table:table-cell office:value-type="string" calcext:value-type="string">
            <text:p>return self.IsOfType(typename, "ANY_NUM", debug) or\ self.IsOfType(typename, "ANY_BIT", debug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IsOfType(self, typename, reference, debug=False):</text:p>
          </table:table-cell>
          <table:table-cell office:value-type="string" calcext:value-type="string">
            <text:p><text:s/>return BOOL, self.IsOfType(basetype, reference), self.GetDataTypeBaseType(datatype), BO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IsProjectBufferEnabled(self):</text:p>
          </table:table-cell>
          <table:table-cell office:value-type="string" calcext:value-type="string">
            <text:p>return self.ProjectBufferEnabled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def IsSubrangeType(self, typename, exclude=None, debug=False):</text:p>
          </table:table-cell>
          <table:table-cell office:value-type="string" calcext:value-type="string">
            <text:p><text:s/>return self.IsSubrangeType(basetype_content_type, exclude, debug), return not self.IsOfType(self.GetDataTypeBaseType(datatype), exclude), BO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LoadNext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LoadPrevious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MarkProjectAsSaved(self):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def OpenXMLFile(self, filepath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PasteEditedElementInstances(self, tagname, text, new_pos, middle=False, debug=False):</text:p>
          </table:table-cell>
          <table:table-cell office:value-type="string" calcext:value-type="string">
            <text:p>return new_id, connection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astePou(self, pou_type, pou_xml):</text:p>
          </table:table-cell>
          <table:table-cell office:value-type="string" calcext:value-type="string">
            <text:p>Adds the POU defined by 'pou_xml' to the current project with type 'pou_type'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ouIsUsed(self, name, debug=False):</text:p>
          </table:table-cell>
          <table:table-cell office:value-type="string" calcext:value-type="string">
            <text:p>#Return if pou given by name is used by another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ouIsUsedBy(self, name, reference, debug=False):</text:p>
          </table:table-cell>
          <table:table-cell office:value-type="string" calcext:value-type="string">
            <text:p>#Return if pou given by name is directly or undirectly used by the reference po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gramTransferred(self):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def ProjectAddConfiguration(self, config_name=None):</text:p>
          </table:table-cell>
          <table:table-cell office:value-type="string" calcext:value-type="string">
            <text:p>#Add a configuration to Project,return self.ComputeConfigurationName(config_name),return None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def ProjectAddConfigurationResource(self, config_name, resource_name=None):</text:p>
          </table:table-cell>
          <table:table-cell office:value-type="string" calcext:value-type="string">
            <text:p>#Add a resource to a configuration of the Project, return self.ComputeConfigurationResourceName(config_name, resource_name),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rojectAddDataType(self, datatype_name=None):</text:p>
          </table:table-cell>
          <table:table-cell office:value-type="string" calcext:value-type="string">
            <text:p>#Project Pous management functions.Add a Data Type to Proje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AddPou(self, pou_name, pou_type, body_type):</text:p>
          </table:table-cell>
          <table:table-cell office:value-type="string" calcext:value-type="string">
            <text:p>#Add a Pou to Project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ProjectAddPouAction(self, pou_name, action_name, action_type):</text:p>
          </table:table-cell>
          <table:table-cell office:value-type="string" calcext:value-type="string">
            <text:p>#Add an Action to a Project Pou,return self.ComputePouActionName(pou_name, action_name),return None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ProjectAddPouTransition(self, pou_name, transition_name, transition_type):</text:p>
          </table:table-cell>
          <table:table-cell office:value-type="string" calcext:value-type="string">
            <text:p>#Add a Transition to a Project Pou,return self.ComputePouTransitionName(pou_name, transition_name),return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ChangePouType(self, name, pou_type):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def ProjectIsSaved(self):</text:p>
          </table:table-cell>
          <table:table-cell office:value-type="string" calcext:value-type="string">
            <text:p>#Return if project is saved,return self.ProjectBuffer.IsCurrentSaved() and not self.Buffering,return self.ProjectSav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RemoveConfiguration(self, config_name):</text:p>
          </table:table-cell>
          <table:table-cell office:value-type="string" calcext:value-type="string">
            <text:p>#Remove a configuration from project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rojectRemoveConfigurationResource(self, config_name, resource_name):</text:p>
          </table:table-cell>
          <table:table-cell office:value-type="string" calcext:value-type="string">
            <text:p>#Remove a resource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RemoveDataType(self, datatype_name):</text:p>
          </table:table-cell>
          <table:table-cell office:value-type="string" calcext:value-type="string">
            <text:p>#Remove a Data Type from proje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RemovePou(self, pou_name):</text:p>
          </table:table-cell>
          <table:table-cell office:value-type="string" calcext:value-type="string">
            <text:p>#Remove a Pou from proje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RemovePouAction(self, pou_name, action_name):</text:p>
          </table:table-cell>
          <table:table-cell office:value-type="string" calcext:value-type="string">
            <text:p>#Remove an Action from a Project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rojectRemovePouTransition(self, pou_name, transition_name):</text:p>
          </table:table-cell>
          <table:table-cell office:value-type="string" calcext:value-type="string">
            <text:p>#Remove a Transition from a Project Pou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<text:span text:style-name="T4">def </text:span><text:span text:style-name="T5">RefreshConfNodesBlockLists</text:span><text:span text:style-name="T2">(</text:span><text:span text:style-name="T3">self</text:span><text:span text:style-name="T2">):</text:span></text:p>
          </table:table-cell>
          <table:table-cell office:value-type="string" calcext:value-type="string">
            <text:p># Update PLCOpenEditor ConfNode Block types from loaded confnod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RemoveEditedElementInstance(self, tagname, id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moveEditedElementPouVar(self, tagname, type, 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etEditedElementExecutionOrder(self, tag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aveXMLFile(self, filepath=Non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archInPou(self, tagname, criteria, debug=False):</text:p>
          </table:table-cell>
          <table:table-cell office:value-type="string" calcext:value-type="string">
            <text:p>return search_results,return []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SearchInProject(self, criteria):</text:p>
          </table:table-cell>
          <table:table-cell office:value-type="string" calcext:value-type="string">
            <text:p>Search in Current Project Functions, return self.Project.Search(criteria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archPouInstances(self, tagname, debug=False):</text:p>
          </table:table-cell>
          <table:table-cell office:value-type="string" calcext:value-type="string">
            <text:p>return []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SetConfigurationGlobalVars(self, name, vars):</text:p>
          </table:table-cell>
          <table:table-cell office:value-type="string" calcext:value-type="string">
            <text:p>#Replace the configuration globalvars by those give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SetConfigurationResourceGlobalVars(self, config_name, name, vars):</text:p>
          </table:table-cell>
          <table:table-cell office:value-type="string" calcext:value-type="string">
            <text:p>#Replace the resource globalvars by those give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tConnectionWires(self, connection, connector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DataTypeInfos(self, tagname, infos):</text:p>
          </table:table-cell>
          <table:table-cell office:value-type="string" calcext:value-type="string">
            <text:p>#Change the data type informati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tEditedElementActionBlock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Block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Coil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Comment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Connection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Contact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Divergence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Jump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PowerRail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Step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Text(self, tagname, text):</text:p>
          </table:table-cell>
          <table:table-cell office:value-type="string" calcext:value-type="string">
            <text:p>#Change the edited element tex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tEditedElementTransition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Variable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ResourceInfos(self, tagname, tasks, instances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SetFilePath(self, filepath):</text:p>
          </table:table-cell>
          <table:table-cell office:value-type="string" calcext:value-type="string">
            <text:p>#Change file path and save file name or create a default one if file path not defin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tPouDescription(self, name, description, debug=False):</text:p>
          </table:table-cell>
          <table:table-cell office:value-type="string" calcext:value-type="string">
            <text:p>#Return the description of the pou given by its nam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SetPouInterfaceReturnType(self, name, return_type):</text:p>
          </table:table-cell>
          <table:table-cell office:value-type="string" calcext:value-type="string">
            <text:p>#Replace the return type of the pou given by its name (only for function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tPouInterfaceVars(self, name, vars):</text:p>
          </table:table-cell>
          <table:table-cell office:value-type="string" calcext:value-type="string">
            <text:p>#Replace the Pou interface by the one give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SetProjectProperties(self, name=None, properties=None, buffer=True):</text:p>
          </table:table-cell>
          <table:table-cell office:value-type="string" calcext:value-type="string">
            <text:p>#Change project properti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tartBuffering(self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UpdateEditedElementUsedVariable(self, tagname, old_name, new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UpdateProjectUsedPous(self, old_name, new_name):</text:p>
          </table:table-cell>
          <table:table-cell table:number-columns-repeated="1022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copen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ce1"/>
        <table:table-row table:style-name="ro1">
          <table:table-cell table:style-name="ce1" office:value-type="string" calcext:value-type="string">
            <text:p>Name def/Class</text:p>
          </table:table-cell>
          <table:table-cell table:style-name="ce1"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</table:table-row>
        <table:table-row table:style-name="ro11">
          <table:table-cell table:style-name="ce1" office:value-type="string" calcext:value-type="string">
            <text:p>SaveProject(self.Project, filepath)</text:p>
          </table:table-cell>
          <table:table-cell table:style-name="ce1"/>
          <table:table-cell office:value-type="string" calcext:value-type="string">
            <text:p>Запись XML файл проекта plc.xml. Write to file</text:p>
            <text:p>Etree.tostring( project, pretty_print=True, xml_declaration=True,encoding='utf-8')</text:p>
          </table:table-cell>
        </table:table-row>
        <table:table-row table:style-name="ro4">
          <table:table-cell table:style-name="ce1" office:value-type="string" calcext:value-type="string">
            <text:p>update_address(address, address_model, new_leading):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_init_and_compare(function, v1, v2):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class rect:</text:p>
          </table:table-cell>
          <table:table-cell table:style-name="ce1"/>
          <table:table-cell office:value-type="string" calcext:value-type="string">
            <text:p>Helper class for bounding_box calculation</text:p>
          </table:table-cell>
        </table:table-row>
        <table:table-row table:style-name="ro4">
          <table:table-cell table:style-name="ce1"/>
          <table:table-cell table:style-name="ce1" office:value-type="string" calcext:value-type="string">
            <text:p>__init__(self, x=None, y=None, width=None, height=None):</text:p>
          </table:table-cell>
          <table:table-cell/>
        </table:table-row>
        <table:table-row table:style-name="ro10">
          <table:table-cell table:style-name="ce1"/>
          <table:table-cell table:style-name="ce8" office:value-type="string" calcext:value-type="string">
            <text:p><text:span text:style-name="T1">update</text:span><text:span text:style-name="T2">(</text:span><text:span text:style-name="T3">self</text:span><text:span text:style-name="T2">, x, y):</text:span>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union(self, rect):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ounding_box(self):</text:p>
          </table:table-cell>
          <table:table-cell/>
        </table:table-row>
        <table:table-row table:style-name="ro1">
          <table:table-cell table:style-name="ce1" office:value-type="string" calcext:value-type="string">
            <text:p>TextLenInRowColumn(text):</text:p>
          </table:table-cell>
          <table:table-cell table:style-name="ce1"/>
          <table:table-cell office:value-type="string" calcext:value-type="string">
            <text:p>возвращает координаты начала и окончания текста</text:p>
          </table:table-cell>
        </table:table-row>
        <table:table-row table:style-name="ro1">
          <table:table-cell table:style-name="ce1" office:value-type="string" calcext:value-type="string">
            <text:p>CompilePattern(criteria):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TestTextElement(text, criteria):</text:p>
          </table:table-cell>
          <table:table-cell table:style-name="ce1"/>
          <table:table-cell/>
        </table:table-row>
        <table:table-row table:style-name="ro16">
          <table:table-cell table:style-name="ce1" office:value-type="string" calcext:value-type="string">
            <text:p>GenerateParserFromXSD(paths.AbsNeighbourFile(__file__, "tc6_xml_v201.xsd"))</text:p>
          </table:table-cell>
          <table:table-cell table:style-name="ce1"/>
          <table:table-cell office:value-type="string" calcext:value-type="string">
            <text:p>Переменной <text:span text:style-name="T6">PLCOpenParser присваивается генератор парсера</text:span></text:p>
          </table:table-cell>
        </table:table-row>
        <table:table-row table:style-name="ro1">
          <table:table-cell office:value-type="string" calcext:value-type="string">
            <text:p>PLCOpen_XPath(xpath):</text:p>
          </table:table-cell>
          <table:table-cell/>
          <table:table-cell office:value-type="string" calcext:value-type="string">
            <text:p>возвращает etree</text:p>
          </table:table-cell>
        </table:table-row>
        <table:table-row table:style-name="ro1">
          <table:table-cell office:value-type="string" calcext:value-type="string">
            <text:p>LOAD_POU_PROJECT_TEMPLATE</text:p>
          </table:table-cell>
          <table:table-cell/>
          <table:table-cell office:value-type="string" calcext:value-type="string">
            <text:p>переменная содержит текст шаблона</text:p>
          </table:table-cell>
        </table:table-row>
        <table:table-row table:style-name="ro4">
          <table:table-cell office:value-type="string" calcext:value-type="string">
            <text:p>PLCOpen_v1_file</text:p>
          </table:table-cell>
          <table:table-cell/>
          <table:table-cell office:value-type="string" calcext:value-type="string">
            <text:p>PLCOpen_v1_file = open(paths.AbsNeighbourFile(__file__, "TC6_XML_V10_B.xsd"))</text:p>
          </table:table-cell>
        </table:table-row>
        <table:table-row table:style-name="ro10">
          <table:table-cell table:style-name="ce13" office:value-type="string" calcext:value-type="string">
            <text:p>PLCOpen_v1_xml</text:p>
          </table:table-cell>
          <table:table-cell/>
          <table:table-cell table:style-name="ce14" office:value-type="string" calcext:value-type="string">
            <text:p>PLCOpen_v1_xml = PLCOpen_v1_file.read()</text:p>
          </table:table-cell>
        </table:table-row>
        <table:table-row table:style-name="ro10">
          <table:table-cell table:number-columns-repeated="2"/>
          <table:table-cell table:style-name="ce14" office:value-type="string" calcext:value-type="string">
            <text:p>PLCOpen_v1_file.close()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 table:number-columns-spanned="1" table:number-rows-spanned="3">
            <text:p>PLCOpen_v1_xml = PLCOpen_v1_xml.replace( <text:s text:c="8"/>"http://www.plcopen.org/xml/tc6.xsd", <text:s text:c="8"/>"http://www.plcopen.org/xml/tc6_0201")</text:p>
          </table:table-cell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 table:number-columns-repeated="2"/>
          <table:covered-table-cell/>
        </table:table-row>
        <table:table-row table:style-name="ro4">
          <table:table-cell table:number-columns-repeated="2"/>
          <table:table-cell office:value-type="string" calcext:value-type="string">
            <text:p>PLCOpen_v1_xsd = etree.XMLSchema(etree.fromstring(PLCOpen_v1_xml))</text:p>
          </table:table-cell>
        </table:table-row>
        <table:table-row table:style-name="ro1">
          <table:table-cell table:style-name="ce13" office:value-type="string" calcext:value-type="string">
            <text:p>ProjectResourcesXPat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ResourceInstancesXpat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TransitionsConditionXPat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ConditionConnectionsXPat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ctionBlocksXPat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ctionBlocksConnectionPointOutXPat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8" office:value-type="string" calcext:value-type="string">
            <text:p><text:span text:style-name="T1">LoadProjectXML</text:span><text:span text:style-name="T2">(project_xml):</text:span></text:p>
          </table:table-cell>
          <table:table-cell/>
          <table:table-cell office:value-type="string" calcext:value-type="string">
            <text:p>Возвращает дерево объектов, ошибки при работе</text:p>
            <text:p>return tree, error</text:p>
          </table:table-cell>
        </table:table-row>
        <table:table-row table:style-name="ro4">
          <table:table-cell table:style-name="ce8" office:value-type="string" calcext:value-type="string">
            <text:p><text:span text:style-name="T1">LoadProject</text:span><text:span text:style-name="T2">(filepath):</text:span></text:p>
          </table:table-cell>
          <table:table-cell/>
          <table:table-cell office:value-type="string" calcext:value-type="string">
            <text:p>возвращает LoadProjectXML(project_xml), в качестве параметра имя файла с путем.</text:p>
          </table:table-cell>
        </table:table-row>
        <table:table-row table:style-name="ro4">
          <table:table-cell table:style-name="ce8" office:value-type="string" calcext:value-type="string">
            <text:p><text:span text:style-name="T1">LoadPou</text:span><text:span text:style-name="T2">(xml_string):</text:span></text:p>
          </table:table-cell>
          <table:table-cell/>
          <table:table-cell office:value-type="string" calcext:value-type="string">
            <text:p>Возвращает дерево объектов, ошибки при работе</text:p>
            <text:p>return tree, error</text:p>
          </table:table-cell>
        </table:table-row>
        <table:table-row table:style-name="ro4">
          <table:table-cell table:style-name="ce8" office:value-type="string" calcext:value-type="string">
            <text:p><text:span text:style-name="T1">LoadPouInstances</text:span><text:span text:style-name="T2">(xml_string, body_type):</text:span></text:p>
          </table:table-cell>
          <table:table-cell/>
          <table:table-cell office:value-type="string" calcext:value-type="string">
            <text:p>Возвращает дерево объектов, ошибки при работе</text:p>
            <text:p>return tree, error</text:p>
          </table:table-cell>
        </table:table-row>
        <table:table-row table:style-name="ro1" table:number-rows-repeated="104854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DEFrame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ce1"/>
        <table:table-row table:style-name="ro1">
          <table:table-cell table:style-name="ce1" office:value-type="string" calcext:value-type="string">
            <text:p>Name def/Class</text:p>
          </table:table-cell>
          <table:table-cell table:style-name="ce1"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table:style-name="ce1" office:value-type="string" calcext:value-type="string">
            <text:p>class IDEFrame(wx.Frame):</text:p>
          </table:table-cell>
          <table:table-cell table:style-name="ce1"/>
          <table:table-cell office:value-type="string" calcext:value-type="string">
            <text:p>IDEFrame Base Class</text:p>
          </table:table-cell>
        </table:table-row>
        <table:table-row table:style-name="ro4">
          <table:table-cell/>
          <table:table-cell table:style-name="ce1" office:value-type="string" calcext:value-type="string">
            <text:p>GenerateProjectTreeBranch(self, root, infos, item_alone=False):</text:p>
          </table:table-cell>
          <table:table-cell office:value-type="string" calcext:value-type="string">
            <text:p>Просматривается <text:span text:style-name="T7"> infos, отбираются данные с типом TEMS_UNEDITABLE</text:span>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ef ShowErrorMessage(self, message):</text:p>
          </table:table-cell>
          <table:table-cell office:value-type="string" calcext:value-type="string">
            <text:p>Function displaying an Error dialog in editor</text:p>
          </table:table-cell>
        </table:table-row>
        <table:table-row table:style-name="ro1" table:number-rows-repeated="3">
          <table:table-cell table:style-name="ce1" table:number-columns-repeated="2"/>
          <table:table-cell/>
        </table:table-row>
        <table:table-row table:style-name="ro1">
          <table:table-cell table:style-name="ce1"/>
          <table:table-cell table:style-name="ce8"/>
          <table:table-cell/>
        </table:table-row>
        <table:table-row table:style-name="ro1" table:number-rows-repeated="5">
          <table:table-cell table:style-name="ce1" table:number-columns-repeated="2"/>
          <table:table-cell/>
        </table:table-row>
        <table:table-row table:style-name="ro16">
          <table:table-cell table:style-name="ce1" table:number-columns-repeated="2"/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3"/>
          <table:table-cell/>
          <table:table-cell table:style-name="ce14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table:number-columns-repeated="2"/>
          <table:table-cell table:style-name="ce15" table:number-columns-spanned="1" table:number-rows-spanned="3"/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 table:number-columns-repeated="3"/>
        </table:table-row>
        <table:table-row table:style-name="ro1" table:number-rows-repeated="6">
          <table:table-cell table:style-name="ce13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 table:number-rows-repeated="4">
          <table:table-cell table:style-name="ce8"/>
          <table:table-cell table:number-columns-repeated="2"/>
        </table:table-row>
        <table:table-row table:style-name="ro1" table:number-rows-repeated="104854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ibraryPanel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Name def/Class</text:p>
          </table:table-cell>
          <table:table-cell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raryPanel.py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ef RefreshTree(self)</text:p>
          </table:table-cell>
          <table:table-cell table:style-name="ce16"/>
          <table:table-cell table:style-name="ce16" office:value-type="string" calcext:value-type="string">
            <text:p>Refresh LibraryPanel values displayed in controls</text:p>
          </table:table-cell>
          <table:table-cell table:number-columns-repeated="1021"/>
        </table:table-row>
        <table:table-row table:style-name="ro17">
          <table:table-cell table:style-name="ce16" office:value-type="string" calcext:value-type="string">
            <text:p>class LibraryPanel(wx.Panel):</text:p>
          </table:table-cell>
          <table:table-cell table:style-name="ce16"/>
          <table:table-cell table:style-name="ce16" office:value-type="string" calcext:value-type="string">
            <text:p>Class that implements a panel displaying a tree containing an hierarchical list</text:p>
            <text:p>    of functions and function blocks available in project an a search control for</text:p>
            <text:p>    quickly find one functions or function blocks in this list and a text control</text:p>
            <text:p>    displaying informations about selected functions or function blocks</text:p>
          </table:table-cell>
          <table:table-cell table:number-columns-repeated="1021"/>
        </table:table-row>
        <table:table-row table:style-name="ro18">
          <table:table-cell table:style-name="ce16"/>
          <table:table-cell table:style-name="ce16" office:value-type="string" calcext:value-type="string">
            <text:p>def __init__(self, parent, enable_drag=False):</text:p>
          </table:table-cell>
          <table:table-cell table:style-name="ce16" office:value-type="string" calcext:value-type="string">
            <text:p>Constructor</text:p>
            <text:p>@param parent: Parent wx.Window of LibraryPanel       </text:p>
            <text:p>@param enable_drag: Flag indicating that function or function block can be drag'n drop from LibraryPanel (default: Fals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__del__(self):</text:p>
          </table:table-cell>
          <table:table-cell office:value-type="string" calcext:value-type="string">
            <text:p># Remove reference to project controller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def SetController(self, controller):</text:p>
          </table:table-cell>
          <table:table-cell office:value-type="string" calcext:value-type="string">
            <text:p>Set reference to project controller</text:p>
            <text:p>        @param controller: Reference to project controller</text:p>
          </table:table-cell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def SetBlockList(self, blocklist):</text:p>
          </table:table-cell>
          <table:table-cell office:value-type="string" calcext:value-type="string">
            <text:p>Set function and function block library to display in TreeCtrl</text:p>
            <text:p>@param blocklist: Function and function block library</text:p>
            <text:p/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RefreshTree(self):</text:p>
          </table:table-cell>
          <table:table-cell office:value-type="string" calcext:value-type="string">
            <text:p>Refresh LibraryPanel values displayed in controls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1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remizIDE" table:style-name="ta1"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ference</text:p>
          </table:table-cell>
        </table:table-row>
        <table:table-row table:style-name="ro4">
          <table:table-cell office:value-type="string" calcext:value-type="string">
            <text:p>BeremizIDE</text:p>
          </table:table-cell>
          <table:table-cell office:value-type="string" calcext:value-type="string">
            <text:p>Пакет описывает логику вызова программ при работе с главным окном, меню.</text:p>
          </table:table-cell>
        </table:table-row>
        <table:table-row table:style-name="ro2">
          <table:table-cell office:value-type="string" calcext:value-type="string">
            <text:p>OnOpenProjectMenu(self, event)</text:p>
          </table:table-cell>
          <table:table-cell office:value-type="string" calcext:value-type="string">
            <text:p>Открывает диалоговое окно для выбора проекта, запускает функцию открытия проекта</text:p>
          </table:table-cell>
        </table:table-row>
        <table:table-row table:style-name="ro1">
          <table:table-cell table:style-name="ce13" office:value-type="string" calcext:value-type="string">
            <text:p>OpenProject(dialog.GetPath())</text:p>
          </table:table-cell>
          <table:table-cell office:value-type="string" calcext:value-type="string">
            <text:p>Открывает проект по указанному пути</text:p>
          </table:table-cell>
        </table:table-row>
        <table:table-row table:style-name="ro1" table:number-rows-repeated="1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rojectController" table:style-name="ta1">
        <table:table-column table:style-name="co11" table:default-cell-style-name="ce1"/>
        <table:table-column table:style-name="co12" table:number-columns-repeated="2" table:default-cell-style-name="ce1"/>
        <table:table-row table:style-name="ro1">
          <table:table-cell office:value-type="string" calcext:value-type="string">
            <text:p>Name def/Class</text:p>
          </table:table-cell>
          <table:table-cell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ProjectController.py</text:p>
          </table:table-cell>
          <table:table-cell/>
          <table:table-cell office:value-type="string" calcext:value-type="string">
            <text:p>Beremiz Project Controller</text:p>
          </table:table-cell>
        </table:table-row>
        <table:table-row table:style-name="ro19">
          <table:table-cell office:value-type="string" calcext:value-type="string">
            <text:p>Class ProjectController</text:p>
          </table:table-cell>
          <table:table-cell office:value-type="string" calcext:value-type="string">
            <text:p>(ConfigTreeNode, PLCControler)</text:p>
          </table:table-cell>
          <table:table-cell office:value-type="string" calcext:value-type="string">
            <text:p>This class define Root object of the confnode tree.     It is responsible of : </text:p>
            <text:p>- Managing project directory</text:p>
            <text:p>- Building project </text:p>
            <text:p>- Handling PLCOpenEditor controler and view</text:p>
            <text:p>- Loading user confnodes and instanciante them as children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20">
          <table:table-cell/>
          <table:table-cell office:value-type="string" calcext:value-type="string">
            <text:p>def NewProject(self, ProjectPath, BuildPath=None):</text:p>
          </table:table-cell>
          <table:table-cell office:value-type="string" calcext:value-type="string">
            <text:p>Create a new project in an empty folder</text:p>
            <text:p>        @param ProjectPath: path of the folder where project have to be created</text:p>
            <text:p>        @param PLCParams: properties of the PLCOpen program created</text:p>
          </table:table-cell>
        </table:table-row>
        <table:table-row table:style-name="ro1">
          <table:table-cell table:style-name="Default"/>
          <table:table-cell office:value-type="string" calcext:value-type="string">
            <text:p>LoadLibraries(self):</text:p>
          </table:table-cell>
          <table:table-cell office:value-type="string" calcext:value-type="string">
            <text:p>Загрузка библиотек</text:p>
          </table:table-cell>
        </table:table-row>
        <table:table-row table:style-name="ro1">
          <table:table-cell table:style-name="Default"/>
          <table:table-cell office:value-type="string" calcext:value-type="string">
            <text:p>SetAppFrame(self, frame, logger)</text:p>
          </table:table-cell>
          <table:table-cell office:value-type="string" calcext:value-type="string">
            <text:p>Устанавливает связь с активным фреймом</text:p>
          </table:table-cell>
        </table:table-row>
        <table:table-row table:style-name="ro4">
          <table:table-cell table:style-name="Default"/>
          <table:table-cell office:value-type="string" calcext:value-type="string">
            <text:p>_Build(self)</text:p>
          </table:table-cell>
          <table:table-cell office:value-type="string" calcext:value-type="string">
            <text:p>Method called by user to (re)build SoftPLC and confnode tree</text:p>
          </table:table-cell>
        </table:table-row>
        <table:table-row table:style-name="ro21">
          <table:table-cell table:style-name="Default"/>
          <table:table-cell office:value-type="string" calcext:value-type="string">
            <text:p>_Generate_PLC_ST(self):</text:p>
          </table:table-cell>
          <table:table-cell office:value-type="string" calcext:value-type="string">
            <text:p>Generate SoftPLC ST/IL/SFC code out of PLCOpenEditor controller, and compile it with IEC2C</text:p>
            <text:p> @param buildpath: path where files should be created</text:p>
          </table:table-cell>
        </table:table-row>
        <table:table-row table:style-name="ro4">
          <table:table-cell table:style-name="Default"/>
          <table:table-cell office:value-type="string" calcext:value-type="string">
            <text:p>RefreshConfNodesBlockLists()</text:p>
          </table:table-cell>
          <table:table-cell office:value-type="string" calcext:value-type="string">
            <text:p>Update PLCOpenEditor ConfNode Block types before generate ST code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rateProgram(self, filepath=None):</text:p>
          </table:table-cell>
          <table:table-cell office:value-type="string" calcext:value-type="string">
            <text:p>Generate ST code generated_plc.st</text:p>
          </table:table-cell>
        </table:table-row>
        <table:table-row table:style-name="ro22">
          <table:table-cell/>
          <table:table-cell office:value-type="string" calcext:value-type="string">
            <text:p>GetVariableLocationTree()</text:p>
          </table:table-cell>
          <table:table-cell office:value-type="string" calcext:value-type="string">
            <text:p>This function is meant to be overridden by confnodes. It should returns an list of dictionaries.</text:p>
            <text:p/>
            <text:p>- IEC_type is an IEC type like BOOL/BYTE/SINT/…</text:p>
            <text:p/>
            <text:p>- location is a string of this variable's location, like "%IX0.0.0"</text:p>
          </table:table-cell>
        </table:table-row>
        <table:table-row table:style-name="ro1">
          <table:table-cell/>
          <table:table-cell office:value-type="string" calcext:value-type="string">
            <text:p>GetProjectInfos(self):</text:p>
          </table:table-cell>
          <table:table-cell office:value-type="string" calcext:value-type="string">
            <text:p>Выдает информацию по структуре проекта</text:p>
          </table:table-cell>
        </table:table-row>
        <table:table-row table:style-name="ro1">
          <table:table-cell/>
          <table:table-cell office:value-type="string" calcext:value-type="string">
            <text:p>def CreateNewDocument(self)</text:p>
          </table:table-cell>
          <table:table-cell office:value-type="string" calcext:value-type="string">
            <text:p>Создание объекта для документирования.</text:p>
          </table:table-cell>
        </table:table-row>
        <table:table-row table:style-name="ro1" table:number-rows-repeated="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__builtins__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ytearray</text:p>
          </table:table-cell>
          <table:table-cell office:value-type="string" calcext:value-type="string">
            <text:p>&lt;type 'bytearray'&gt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exError</text:p>
          </table:table-cell>
          <table:table-cell office:value-type="string" calcext:value-type="string">
            <text:p>&lt;type 'exceptions.IndexError'&gt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&lt;built-in function all&gt;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ype help() for interactive help, or help(object) for help about object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rs</text:p>
          </table:table-cell>
          <table:table-cell office:value-type="string" calcext:value-type="string">
            <text:p>&lt;built-in function vars&gt;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yntaxError</text:p>
          </table:table-cell>
          <table:table-cell office:value-type="string" calcext:value-type="string">
            <text:p>&lt;type 'exceptions.SyntaxError'&gt;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&lt;type 'unicode'&gt;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icodeDecodeError</text:p>
          </table:table-cell>
          <table:table-cell office:value-type="string" calcext:value-type="string">
            <text:p>&lt;type 'exceptions.UnicodeDecodeError'&gt;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moryview</text:p>
          </table:table-cell>
          <table:table-cell office:value-type="string" calcext:value-type="string">
            <text:p>&lt;type 'memoryview'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instance</text:p>
          </table:table-cell>
          <table:table-cell office:value-type="string" calcext:value-type="string">
            <text:p>&lt;built-in function isinstance&gt;</text:p>
          </table:table-cell>
          <table:table-cell/>
        </table:table-row>
        <table:table-row table:style-name="ro23">
          <table:table-cell office:value-type="float" office:value="10" calcext:value-type="float">
            <text:p>10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Copyright (c) 2001-2019 Python Software Foundation.All Rights Reserved.Copyright (c) 2000 BeOpen.com.All Rights Reserved.Copyright (c) 1995-2001 Corporation for National Research Initiatives.All Rights Reserved.Copyright (c) 1991-1995 Stichting Mathematisch Centrum, Amsterdam.All Rights Reserved.</text:p>
          </table:table-cell>
          <table:table-cell/>
        </table:table-row>
        <table:table-row table:style-name="ro24">
          <table:table-cell office:value-type="float" office:value="11" calcext:value-type="float">
            <text:p>11</text:p>
          </table:table-cell>
          <table:table-cell office:value-type="string" calcext:value-type="string">
            <text:p>NameError</text:p>
          </table:table-cell>
          <table:table-cell office:value-type="string" calcext:value-type="string">
            <text:p>&lt;type 'exceptions.NameError'&gt;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ytesWarning</text:p>
          </table:table-cell>
          <table:table-cell office:value-type="string" calcext:value-type="string">
            <text:p>&lt;type 'exceptions.BytesWarning'&gt;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ct</text:p>
          </table:table-cell>
          <table:table-cell office:value-type="string" calcext:value-type="string">
            <text:p>&lt;type 'dict'&gt;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&lt;built-in function input&gt;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&lt;built-in function oct&gt;</text:p>
          </table:table-cell>
          <table:table-cell/>
        </table:table-row>
        <table:table-row table:style-name="ro23">
          <table:table-cell office:value-type="float" office:value="16" calcext:value-type="float">
            <text:p>1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&lt;built-in function bin&gt;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ystemExit</text:p>
          </table:table-cell>
          <table:table-cell office:value-type="string" calcext:value-type="string">
            <text:p>&lt;type 'exceptions.SystemExit'&gt;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andardError</text:p>
          </table:table-cell>
          <table:table-cell office:value-type="string" calcext:value-type="string">
            <text:p>&lt;type 'exceptions.StandardError'&gt;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&lt;built-in function format&gt;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pr</text:p>
          </table:table-cell>
          <table:table-cell office:value-type="string" calcext:value-type="string">
            <text:p>&lt;built-in function repr&gt;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&lt;built-in function sorted&gt;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untimeWarning</text:p>
          </table:table-cell>
          <table:table-cell office:value-type="string" calcext:value-type="string">
            <text:p>&lt;type 'exceptions.RuntimeWarning'&gt;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&lt;type 'list'&gt;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&lt;built-in function iter&gt;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&lt;built-in function reload&gt;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&lt;type 'exceptions.Warning'&gt;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__package__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&lt;built-in function round&gt;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&lt;built-in function dir&gt;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&lt;built-in function cmp&gt;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&lt;type 'set'&gt;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&lt;type 'str'&gt;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&lt;built-in function reduce&gt;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tern</text:p>
          </table:table-cell>
          <table:table-cell office:value-type="string" calcext:value-type="string">
            <text:p>&lt;built-in function intern&gt;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subclass</text:p>
          </table:table-cell>
          <table:table-cell office:value-type="string" calcext:value-type="string">
            <text:p>&lt;built-in function issubclass&gt;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Ellipsi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OFError</text:p>
          </table:table-cell>
          <table:table-cell office:value-type="string" calcext:value-type="string">
            <text:p>&lt;type 'exceptions.EOFError'&gt;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ocals</text:p>
          </table:table-cell>
          <table:table-cell office:value-type="string" calcext:value-type="string">
            <text:p>&lt;built-in function locals&gt;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ufferError</text:p>
          </table:table-cell>
          <table:table-cell office:value-type="string" calcext:value-type="string">
            <text:p>&lt;type 'exceptions.BufferError'&gt;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&lt;type 'slice'&gt;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loatingPointError</text:p>
          </table:table-cell>
          <table:table-cell office:value-type="string" calcext:value-type="string">
            <text:p>&lt;type 'exceptions.FloatingPointError'&gt;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&lt;built-in function sum&gt;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etattr</text:p>
          </table:table-cell>
          <table:table-cell office:value-type="string" calcext:value-type="string">
            <text:p>&lt;built-in function getattr&gt;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&lt;built-in function abs&gt;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Use exit() or Ctrl-D (i.e. EOF) to exit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built-in function print&gt;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utureWarning</text:p>
          </table:table-cell>
          <table:table-cell office:value-type="string" calcext:value-type="string">
            <text:p>&lt;type 'exceptions.FutureWarning'&gt;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mportWarning</text:p>
          </table:table-cell>
          <table:table-cell office:value-type="string" calcext:value-type="string">
            <text:p>&lt;type 'exceptions.ImportWarning'&gt;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&lt;built-in function hash&gt;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eferenceError</text:p>
          </table:table-cell>
          <table:table-cell office:value-type="string" calcext:value-type="string">
            <text:p>&lt;type 'exceptions.ReferenceError'&gt;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&lt;built-in function len&gt;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Thanks to CWI, CNRI, BeOpen.com, Zope Corporation and a cast of thousands for supporting Python development. <text:s/>See www.python.org for more information.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rozenset</text:p>
          </table:table-cell>
          <table:table-cell office:value-type="string" calcext:value-type="string">
            <text:p>&lt;type 'frozenset'&gt;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__name__</text:p>
          </table:table-cell>
          <table:table-cell office:value-type="string" calcext:value-type="string">
            <text:p>__builtin__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&lt;built-in function ord&gt;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&lt;type 'super'&gt;</text:p>
          </table:table-cell>
          <table:table-cell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&lt;function GetTranslation at 0x7f5e8d1e9ad0&gt;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&lt;type 'exceptions.TypeError'&gt;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Type license() to see the full license text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eyboardInterrupt</text:p>
          </table:table-cell>
          <table:table-cell office:value-type="string" calcext:value-type="string">
            <text:p>&lt;type 'exceptions.KeyboardInterrupt'&gt;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UserWarning</text:p>
          </table:table-cell>
          <table:table-cell office:value-type="string" calcext:value-type="string">
            <text:p>&lt;type 'exceptions.UserWarning'&gt;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&lt;built-in function filter&gt;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&lt;built-in function range&gt;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aticmethod</text:p>
          </table:table-cell>
          <table:table-cell office:value-type="string" calcext:value-type="string">
            <text:p>&lt;type 'staticmethod'&gt;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ystemError</text:p>
          </table:table-cell>
          <table:table-cell office:value-type="string" calcext:value-type="string">
            <text:p>&lt;type 'exceptions.SystemError'&gt;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aseException</text:p>
          </table:table-cell>
          <table:table-cell office:value-type="string" calcext:value-type="string">
            <text:p>&lt;type 'exceptions.BaseException'&gt;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&lt;built-in function pow&gt;</text:p>
          </table:table-cell>
          <table:table-cell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RuntimeError</text:p>
          </table:table-cell>
          <table:table-cell table:style-name="ce5" office:value-type="string" calcext:value-type="string">
            <text:p>&lt;type 'exceptions.RuntimeError'&gt;</text:p>
          </table:table-cell>
          <table:table-cell table:style-name="ce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&lt;type 'float'&gt;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moryError</text:p>
          </table:table-cell>
          <table:table-cell office:value-type="string" calcext:value-type="string">
            <text:p>&lt;type 'exceptions.MemoryError'&gt;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opIteration</text:p>
          </table:table-cell>
          <table:table-cell office:value-type="string" calcext:value-type="string">
            <text:p>&lt;type 'exceptions.StopIteration'&gt;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lobals</text:p>
          </table:table-cell>
          <table:table-cell office:value-type="string" calcext:value-type="string">
            <text:p>&lt;built-in function globals&gt;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ivmod</text:p>
          </table:table-cell>
          <table:table-cell office:value-type="string" calcext:value-type="string">
            <text:p>&lt;built-in function divmod&gt;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numerate</text:p>
          </table:table-cell>
          <table:table-cell office:value-type="string" calcext:value-type="string">
            <text:p>&lt;type 'enumerate'&gt;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&lt;built-in function apply&gt;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ookupError</text:p>
          </table:table-cell>
          <table:table-cell office:value-type="string" calcext:value-type="string">
            <text:p>&lt;type 'exceptions.LookupError'&gt;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&lt;built-in function open&gt;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Use quit() or Ctrl-D (i.e. EOF) to exi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asestring</text:p>
          </table:table-cell>
          <table:table-cell office:value-type="string" calcext:value-type="string">
            <text:p>&lt;type 'basestring'&gt;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UnicodeError</text:p>
          </table:table-cell>
          <table:table-cell office:value-type="string" calcext:value-type="string">
            <text:p>&lt;type 'exceptions.UnicodeError'&gt;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&lt;built-in function zip&gt;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&lt;built-in function hex&gt;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&lt;type 'long'&gt;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&lt;built-in function next&gt;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mportError</text:p>
          </table:table-cell>
          <table:table-cell office:value-type="string" calcext:value-type="string">
            <text:p>&lt;type 'exceptions.ImportError'&gt;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&lt;built-in function chr&gt;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xrange</text:p>
          </table:table-cell>
          <table:table-cell office:value-type="string" calcext:value-type="string">
            <text:p>&lt;type 'xrange'&gt;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&lt;type 'type'&gt;</text:p>
          </table:table-cell>
          <table:table-cell/>
        </table:table-row>
        <table:table-row table:style-name="ro25">
          <table:table-cell office:value-type="float" office:value="92" calcext:value-type="float">
            <text:p>92</text:p>
          </table:table-cell>
          <table:table-cell office:value-type="string" calcext:value-type="string">
            <text:p>__doc__</text:p>
          </table:table-cell>
          <table:table-cell office:value-type="string" calcext:value-type="string">
            <text:p>Built-in functions, exceptions, and other objects.Noteworthy: None is the `nil' object</text:p>
          </table:table-cell>
          <table:table-cell office:value-type="string" calcext:value-type="string">
            <text:p><text:s/>Ellipsis represents `...' in slices.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&lt;type 'exceptions.Exception'&gt;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uple</text:p>
          </table:table-cell>
          <table:table-cell office:value-type="string" calcext:value-type="string">
            <text:p>&lt;type 'tuple'&gt;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UnicodeTranslateError</text:p>
          </table:table-cell>
          <table:table-cell office:value-type="string" calcext:value-type="string">
            <text:p>&lt;type 'exceptions.UnicodeTranslateError'&gt;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&lt;type 'reversed'&gt;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icodeEncodeError</text:p>
          </table:table-cell>
          <table:table-cell office:value-type="string" calcext:value-type="string">
            <text:p>&lt;type 'exceptions.UnicodeEncodeError'&gt;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OError</text:p>
          </table:table-cell>
          <table:table-cell office:value-type="string" calcext:value-type="string">
            <text:p>&lt;type 'exceptions.IOError'&gt;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asattr</text:p>
          </table:table-cell>
          <table:table-cell office:value-type="string" calcext:value-type="string">
            <text:p>&lt;built-in function hasattr&gt;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elattr</text:p>
          </table:table-cell>
          <table:table-cell office:value-type="string" calcext:value-type="string">
            <text:p>&lt;built-in function delattr&gt;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etattr</text:p>
          </table:table-cell>
          <table:table-cell office:value-type="string" calcext:value-type="string">
            <text:p>&lt;built-in function setattr&gt;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aw_input</text:p>
          </table:table-cell>
          <table:table-cell office:value-type="string" calcext:value-type="string">
            <text:p>&lt;built-in function raw_input&gt;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yntaxWarning</text:p>
          </table:table-cell>
          <table:table-cell office:value-type="string" calcext:value-type="string">
            <text:p>&lt;type 'exceptions.SyntaxWarning'&gt;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&lt;built-in function compile&gt;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&lt;type 'exceptions.ArithmeticError'&gt;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&lt;type 'str'&gt;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&lt;type 'property'&gt;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eneratorExit</text:p>
          </table:table-cell>
          <table:table-cell office:value-type="string" calcext:value-type="string">
            <text:p>&lt;type 'exceptions.GeneratorExit'&gt;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lt;type 'int'&gt;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__import__</text:p>
          </table:table-cell>
          <table:table-cell office:value-type="string" calcext:value-type="string">
            <text:p>&lt;built-in function __import__&gt;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eyError</text:p>
          </table:table-cell>
          <table:table-cell office:value-type="string" calcext:value-type="string">
            <text:p>&lt;type 'exceptions.KeyError'&gt;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erce</text:p>
          </table:table-cell>
          <table:table-cell office:value-type="string" calcext:value-type="string">
            <text:p>&lt;built-in function coerce&gt;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endingDeprecationWarning</text:p>
          </table:table-cell>
          <table:table-cell office:value-type="string" calcext:value-type="string">
            <text:p>&lt;type 'exceptions.PendingDeprecationWarning'&gt;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&lt;type 'file'&gt;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nvironmentError</text:p>
          </table:table-cell>
          <table:table-cell office:value-type="string" calcext:value-type="string">
            <text:p>&lt;type 'exceptions.EnvironmentError'&gt;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unichr</text:p>
          </table:table-cell>
          <table:table-cell office:value-type="string" calcext:value-type="string">
            <text:p>&lt;built-in function unichr&gt;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&lt;built-in function id&gt;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SError</text:p>
          </table:table-cell>
          <table:table-cell office:value-type="string" calcext:value-type="string">
            <text:p>&lt;type 'exceptions.OSError'&gt;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eprecationWarning</text:p>
          </table:table-cell>
          <table:table-cell office:value-type="string" calcext:value-type="string">
            <text:p>&lt;type 'exceptions.DeprecationWarning'&gt;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lt;built-in function min&gt;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UnicodeWarning</text:p>
          </table:table-cell>
          <table:table-cell office:value-type="string" calcext:value-type="string">
            <text:p>&lt;type 'exceptions.UnicodeWarning'&gt;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xecfile</text:p>
          </table:table-cell>
          <table:table-cell office:value-type="string" calcext:value-type="string">
            <text:p>&lt;built-in function execfile&gt;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&lt;built-in function any&gt;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&lt;type 'complex'&gt;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&lt;type 'bool'&gt;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MZ_DB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alueError</text:p>
          </table:table-cell>
          <table:table-cell office:value-type="string" calcext:value-type="string">
            <text:p>&lt;type 'exceptions.ValueError'&gt;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NotImplemented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&lt;built-in function map&gt;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&lt;type 'buffer'&gt;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&lt;built-in function max&gt;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&lt;type 'object'&gt;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bError</text:p>
          </table:table-cell>
          <table:table-cell office:value-type="string" calcext:value-type="string">
            <text:p>&lt;type 'exceptions.TabError'&gt;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llable</text:p>
          </table:table-cell>
          <table:table-cell office:value-type="string" calcext:value-type="string">
            <text:p>&lt;built-in function callable&gt;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ZeroDivisionError</text:p>
          </table:table-cell>
          <table:table-cell office:value-type="string" calcext:value-type="string">
            <text:p>&lt;type 'exceptions.ZeroDivisionError'&gt;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&lt;built-in function eval&gt;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__debug__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IndentationError</text:p>
          </table:table-cell>
          <table:table-cell office:value-type="string" calcext:value-type="string">
            <text:p>&lt;type 'exceptions.IndentationError'&gt;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ssertionError</text:p>
          </table:table-cell>
          <table:table-cell office:value-type="string" calcext:value-type="string">
            <text:p>&lt;type 'exceptions.AssertionError'&gt;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lassmethod</text:p>
          </table:table-cell>
          <table:table-cell office:value-type="string" calcext:value-type="string">
            <text:p>&lt;type 'classmethod'&gt;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nboundLocalError</text:p>
          </table:table-cell>
          <table:table-cell office:value-type="string" calcext:value-type="string">
            <text:p>&lt;type 'exceptions.UnboundLocalError'&gt;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tImplementedError</text:p>
          </table:table-cell>
          <table:table-cell office:value-type="string" calcext:value-type="string">
            <text:p>&lt;type 'exceptions.NotImplementedError'&gt;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&lt;type 'exceptions.AttributeError'&gt;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OverflowError</text:p>
          </table:table-cell>
          <table:table-cell office:value-type="string" calcext:value-type="string">
            <text:p>&lt;type 'exceptions.OverflowError'&gt;</text:p>
          </table:table-cell>
          <table:table-cell/>
        </table:table-row>
        <table:table-row table:style-name="ro1" table:number-rows-repeated="104843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ars" table:style-name="ta1">
        <table:table-column table:style-name="co3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/>
          <table:table-cell office:value-type="string" calcext:value-type="string">
            <text:p>объект со структурой проекта</text:p>
          </table:table-cell>
        </table:table-row>
        <table:table-row table:style-name="ro1">
          <table:table-cell/>
          <table:table-cell table:style-name="ce13" office:value-type="string" calcext:value-type="string">
            <text:p>getpous()</text:p>
          </table:table-cell>
          <table:table-cell office:value-type="string" calcext:value-type="string">
            <text:p>получает объект PouComputed</text:p>
          </table:table-cell>
        </table:table-row>
      </table:table>
      <table:named-expressions/>
      <table:database-ranges>
        <table:database-range table:name="__Anonymous_Sheet_DB__0" table:target-range-address="PLCGenerator.A23:PLCGenerator.C3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PLCController.B38:PLCController.C21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lcopen.A2:plcopen.C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DEFrame.A3:IDEFrame.C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LibraryPanel.A24:LibraryPanel.C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.00.0000</text:date>, <text:time style:data-style-name="N2" text:time-value="12:02:17.39224287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16:00:03.065985062</meta:creation-date>
    <meta:generator>LibreOffice/6.0.7.3$Linux_X86_64 LibreOffice_project/00m0$Build-3</meta:generator>
    <dc:date>2020-09-01T14:39:45.424809085</dc:date>
    <meta:editing-duration>PT8H46M47S</meta:editing-duration>
    <meta:editing-cycles>21</meta:editing-cycles>
    <meta:document-statistic meta:table-count="9" meta:cell-count="956" meta:object-count="0"/>
  </office:meta>
</office:document-meta>
</file>